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7a2866"/>
    </style:style>
    <style:style style:name="P4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P5" style:family="paragraph" style:parent-style-name="Standard">
      <style:text-properties officeooo:rsid="001e14a6" officeooo:paragraph-rsid="00206516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6f0616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6" style:family="paragraph" style:parent-style-name="Standard">
      <style:text-properties officeooo:rsid="0051bbf0" officeooo:paragraph-rsid="006f0616"/>
    </style:style>
    <style:style style:name="P17" style:family="paragraph" style:parent-style-name="Standard">
      <style:text-properties officeooo:rsid="00583d83" officeooo:paragraph-rsid="00583d83"/>
    </style:style>
    <style:style style:name="P18" style:family="paragraph" style:parent-style-name="Standard">
      <style:text-properties officeooo:rsid="00267fa4" officeooo:paragraph-rsid="006128a9"/>
    </style:style>
    <style:style style:name="P19" style:family="paragraph" style:parent-style-name="Standard">
      <style:text-properties officeooo:rsid="00267fa4" officeooo:paragraph-rsid="007bd9fc"/>
    </style:style>
    <style:style style:name="P20" style:family="paragraph" style:parent-style-name="Standard">
      <style:text-properties officeooo:rsid="00267fa4" officeooo:paragraph-rsid="00953e3b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2" style:family="paragraph" style:parent-style-name="Standard">
      <style:text-properties officeooo:rsid="00267fa4" officeooo:paragraph-rsid="00a68586"/>
    </style:style>
    <style:style style:name="P23" style:family="paragraph" style:parent-style-name="Standard">
      <style:text-properties officeooo:rsid="005801da" officeooo:paragraph-rsid="005801da"/>
    </style:style>
    <style:style style:name="P24" style:family="paragraph" style:parent-style-name="Table_20_Contents">
      <style:text-properties officeooo:rsid="006c9647" officeooo:paragraph-rsid="006c9647"/>
    </style:style>
    <style:style style:name="P25" style:family="paragraph" style:parent-style-name="Table_20_Contents">
      <style:text-properties officeooo:rsid="0075ab86" officeooo:paragraph-rsid="006f0616"/>
    </style:style>
    <style:style style:name="P26" style:family="paragraph" style:parent-style-name="Table_20_Contents">
      <style:text-properties officeooo:paragraph-rsid="006f0616"/>
    </style:style>
    <style:style style:name="P27" style:family="paragraph" style:parent-style-name="Standard">
      <style:text-properties officeooo:rsid="005af17e" officeooo:paragraph-rsid="005af17e"/>
    </style:style>
    <style:style style:name="P28" style:family="paragraph" style:parent-style-name="Standard">
      <style:text-properties officeooo:rsid="00320ed7" officeooo:paragraph-rsid="007bd9fc"/>
    </style:style>
    <style:style style:name="P29" style:family="paragraph" style:parent-style-name="Standard">
      <style:text-properties officeooo:rsid="00320ed7" officeooo:paragraph-rsid="007be473"/>
    </style:style>
    <style:style style:name="P30" style:family="paragraph" style:parent-style-name="Standard">
      <style:text-properties officeooo:rsid="00320ed7" officeooo:paragraph-rsid="007f5571"/>
    </style:style>
    <style:style style:name="P31" style:family="paragraph" style:parent-style-name="Standard">
      <style:text-properties officeooo:rsid="00320ed7" officeooo:paragraph-rsid="008c1595"/>
    </style:style>
    <style:style style:name="P32" style:family="paragraph" style:parent-style-name="Standard">
      <style:text-properties officeooo:rsid="00320ed7" officeooo:paragraph-rsid="008d1253"/>
    </style:style>
    <style:style style:name="P33" style:family="paragraph" style:parent-style-name="Standard">
      <style:text-properties officeooo:rsid="00320ed7" officeooo:paragraph-rsid="008e0302"/>
    </style:style>
    <style:style style:name="P34" style:family="paragraph" style:parent-style-name="Standard">
      <style:text-properties officeooo:rsid="00320ed7" officeooo:paragraph-rsid="008ee319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9208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0a719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16307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90a719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be473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3b60de" officeooo:paragraph-rsid="007be473"/>
    </style:style>
    <style:style style:name="P41" style:family="paragraph" style:parent-style-name="Standard">
      <style:text-properties officeooo:rsid="003eda82" officeooo:paragraph-rsid="007be473"/>
    </style:style>
    <style:style style:name="P42" style:family="paragraph" style:parent-style-name="Standard">
      <style:text-properties officeooo:paragraph-rsid="0080e8f7"/>
    </style:style>
    <style:style style:name="P43" style:family="paragraph" style:parent-style-name="Standard">
      <style:text-properties officeooo:paragraph-rsid="0080f013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45" style:family="paragraph" style:parent-style-name="Standard">
      <style:text-properties officeooo:paragraph-rsid="0085ab40"/>
    </style:style>
    <style:style style:name="P46" style:family="paragraph" style:parent-style-name="Standard">
      <style:text-properties officeooo:rsid="0088d946" officeooo:paragraph-rsid="0088d946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90a719" officeooo:paragraph-rsid="0090a719"/>
    </style:style>
    <style:style style:name="P48" style:family="paragraph" style:parent-style-name="Standard">
      <style:text-properties officeooo:rsid="00953e3b" officeooo:paragraph-rsid="00953e3b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953e3b"/>
    </style:style>
    <style:style style:name="P50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51" style:family="paragraph" style:parent-style-name="Standard">
      <style:text-properties fo:font-style="italic" style:text-underline-style="none" officeooo:rsid="00320ed7" officeooo:paragraph-rsid="007bd9fc" style:font-style-asian="italic" style:font-style-complex="italic"/>
    </style:style>
    <style:style style:name="P52" style:family="paragraph" style:parent-style-name="Standard">
      <style:text-properties fo:font-style="italic" officeooo:rsid="00320ed7" officeooo:paragraph-rsid="007bd9fc" style:font-style-asian="italic" style:font-style-complex="italic"/>
    </style:style>
    <style:style style:name="P53" style:family="paragraph" style:parent-style-name="Standard">
      <style:text-properties fo:font-style="italic" officeooo:rsid="00320ed7" officeooo:paragraph-rsid="00825097" style:font-style-asian="italic" style:font-style-complex="italic"/>
    </style:style>
    <style:style style:name="P54" style:family="paragraph" style:parent-style-name="Standard">
      <style:text-properties fo:font-style="italic" officeooo:paragraph-rsid="0080f013" style:font-style-asian="italic" style:font-style-complex="italic"/>
    </style:style>
    <style:style style:name="P55" style:family="paragraph" style:parent-style-name="Standard">
      <style:text-properties fo:font-style="italic" officeooo:rsid="00267fa4" officeooo:paragraph-rsid="007bd9fc" style:font-style-asian="italic" style:font-style-complex="italic"/>
    </style:style>
    <style:style style:name="P56" style:family="paragraph" style:parent-style-name="Standard">
      <style:text-properties fo:font-style="italic" officeooo:rsid="00267fa4" officeooo:paragraph-rsid="007be473" style:font-style-asian="italic" style:font-style-complex="italic"/>
    </style:style>
    <style:style style:name="P57" style:family="paragraph" style:parent-style-name="Standard">
      <style:text-properties fo:font-style="italic" officeooo:rsid="00953e3b" officeooo:paragraph-rsid="00a34702" style:font-style-asian="italic" style:font-style-complex="italic"/>
    </style:style>
    <style:style style:name="P58" style:family="paragraph" style:parent-style-name="Standard">
      <style:text-properties style:font-name="Times New Roman" fo:font-size="12pt" fo:font-style="normal" style:text-underline-style="none" fo:font-weight="normal" officeooo:rsid="0090a92f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Times New Roman" fo:font-size="12pt" fo:font-style="normal" style:text-underline-style="none" fo:font-weight="normal" officeooo:rsid="008ee319" officeooo:paragraph-rsid="008ee31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Times New Roman" fo:font-size="12pt" style:text-underline-style="none" fo:font-weight="normal" officeooo:rsid="0088d946" officeooo:paragraph-rsid="0088d94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144f9" officeooo:paragraph-rsid="0090a71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25810" officeooo:paragraph-rsid="0090a719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style:text-underline-style="none" fo:font-weight="normal" officeooo:rsid="007bd9fc" officeooo:paragraph-rsid="007bd9fc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Times New Roman" fo:font-size="12pt" style:text-underline-style="none" fo:font-weight="normal" officeooo:rsid="009275ef" officeooo:paragraph-rsid="007bd9f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officeooo:rsid="00916307" officeooo:paragraph-rsid="0090a719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officeooo:rsid="00925810" officeooo:paragraph-rsid="0090a719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9e46f2"/>
    </style:style>
    <style:style style:name="P70" style:family="paragraph" style:parent-style-name="Table_20_Contents">
      <style:text-properties officeooo:rsid="00a8a730" officeooo:paragraph-rsid="00a8a730"/>
    </style:style>
    <style:style style:name="P71" style:family="paragraph" style:parent-style-name="Standard">
      <style:paragraph-properties fo:margin-left="0.9846in" fo:margin-right="0in" fo:text-indent="0in" style:auto-text-indent="false"/>
      <style:text-properties officeooo:paragraph-rsid="00a68586"/>
    </style:style>
    <style:style style:name="P72" style:family="paragraph" style:parent-style-name="Standard">
      <style:text-properties officeooo:paragraph-rsid="007bd9fc"/>
    </style:style>
    <style:style style:name="P73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P74" style:family="paragraph" style:parent-style-name="Standard" style:list-style-name="L1">
      <style:text-properties officeooo:rsid="00590ab2" officeooo:paragraph-rsid="00590ab2"/>
    </style:style>
    <style:style style:name="P75" style:family="paragraph" style:parent-style-name="Standard" style:list-style-name="L1">
      <style:text-properties officeooo:rsid="005af17e" officeooo:paragraph-rsid="005af17e"/>
    </style:style>
    <style:style style:name="P76" style:family="paragraph" style:parent-style-name="Standard">
      <style:text-properties officeooo:rsid="005af17e" officeooo:paragraph-rsid="005af17e"/>
    </style:style>
    <style:style style:name="P77" style:family="paragraph" style:parent-style-name="Standard" style:list-style-name="L2">
      <style:text-properties officeooo:paragraph-rsid="00adeaf3"/>
    </style:style>
    <style:style style:name="P78" style:family="paragraph" style:parent-style-name="Standard" style:list-style-name="L2">
      <style:text-properties officeooo:rsid="00531893" officeooo:paragraph-rsid="00983e3a"/>
    </style:style>
    <style:style style:name="P79" style:family="paragraph" style:parent-style-name="Standard" style:list-style-name="L2">
      <style:text-properties officeooo:rsid="00531893" officeooo:paragraph-rsid="00984df2"/>
    </style:style>
    <style:style style:name="P80" style:family="paragraph" style:parent-style-name="Standard" style:list-style-name="L2">
      <style:text-properties officeooo:rsid="00531893" officeooo:paragraph-rsid="0098dbb6"/>
    </style:style>
    <style:style style:name="P81" style:family="paragraph" style:parent-style-name="Standard" style:list-style-name="L2">
      <style:text-properties officeooo:rsid="0098fc38" officeooo:paragraph-rsid="0098fc38"/>
    </style:style>
    <style:style style:name="P82" style:family="paragraph" style:parent-style-name="Standard" style:list-style-name="L2">
      <style:text-properties officeooo:rsid="0098fc38" officeooo:paragraph-rsid="009931fd"/>
    </style:style>
    <style:style style:name="P83" style:family="paragraph" style:parent-style-name="Standard" style:list-style-name="L2">
      <style:text-properties officeooo:rsid="0098fc38" officeooo:paragraph-rsid="009a3e1e"/>
    </style:style>
    <style:style style:name="P84" style:family="paragraph" style:parent-style-name="Standard" style:list-style-name="L2">
      <style:text-properties officeooo:rsid="009ba683" officeooo:paragraph-rsid="00ab3bc9"/>
    </style:style>
    <style:style style:name="P85" style:family="paragraph" style:parent-style-name="Standard" style:list-style-name="L2">
      <style:text-properties officeooo:rsid="005801da" officeooo:paragraph-rsid="005801da"/>
    </style:style>
    <style:style style:name="P86" style:family="paragraph" style:parent-style-name="Standard">
      <style:text-properties officeooo:paragraph-rsid="0080f013"/>
    </style:style>
    <style:style style:name="P87" style:family="paragraph" style:parent-style-name="Standard">
      <style:text-properties officeooo:paragraph-rsid="007bd9fc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0a719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officeooo:rsid="009144f9" officeooo:paragraph-rsid="0090a7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1dc1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9d1c18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officeooo:rsid="00790884"/>
    </style:style>
    <style:style style:name="T7" style:family="text">
      <style:text-properties officeooo:rsid="00772096"/>
    </style:style>
    <style:style style:name="T8" style:family="text">
      <style:text-properties officeooo:rsid="001e14a6"/>
    </style:style>
    <style:style style:name="T9" style:family="text">
      <style:text-properties officeooo:rsid="0022ae94"/>
    </style:style>
    <style:style style:name="T10" style:family="text">
      <style:text-properties officeooo:rsid="00240acc"/>
    </style:style>
    <style:style style:name="T11" style:family="text">
      <style:text-properties officeooo:rsid="0027f8c1"/>
    </style:style>
    <style:style style:name="T12" style:family="text">
      <style:text-properties officeooo:rsid="002824da"/>
    </style:style>
    <style:style style:name="T13" style:family="text">
      <style:text-properties officeooo:rsid="002a5f3e"/>
    </style:style>
    <style:style style:name="T14" style:family="text">
      <style:text-properties officeooo:rsid="002bc085"/>
    </style:style>
    <style:style style:name="T15" style:family="text">
      <style:text-properties officeooo:rsid="002c23bb"/>
    </style:style>
    <style:style style:name="T16" style:family="text">
      <style:text-properties officeooo:rsid="002d28a1"/>
    </style:style>
    <style:style style:name="T17" style:family="text">
      <style:text-properties officeooo:rsid="002ed7ff"/>
    </style:style>
    <style:style style:name="T18" style:family="text">
      <style:text-properties officeooo:rsid="0031aa3b"/>
    </style:style>
    <style:style style:name="T19" style:family="text">
      <style:text-properties officeooo:rsid="003b60de"/>
    </style:style>
    <style:style style:name="T20" style:family="text">
      <style:text-properties officeooo:rsid="003f4702"/>
    </style:style>
    <style:style style:name="T21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2" style:family="text">
      <style:text-properties officeooo:rsid="004ccc51"/>
    </style:style>
    <style:style style:name="T23" style:family="text">
      <style:text-properties officeooo:rsid="004d52c7"/>
    </style:style>
    <style:style style:name="T24" style:family="text">
      <style:text-properties officeooo:rsid="004dab19"/>
    </style:style>
    <style:style style:name="T25" style:family="text">
      <style:text-properties officeooo:rsid="004e7aac"/>
    </style:style>
    <style:style style:name="T26" style:family="text">
      <style:text-properties officeooo:rsid="0051bbf0"/>
    </style:style>
    <style:style style:name="T27" style:family="text">
      <style:text-properties officeooo:rsid="0051eaef"/>
    </style:style>
    <style:style style:name="T28" style:family="text">
      <style:text-properties officeooo:rsid="00531893"/>
    </style:style>
    <style:style style:name="T29" style:family="text">
      <style:text-properties officeooo:rsid="00549bc8"/>
    </style:style>
    <style:style style:name="T30" style:family="text">
      <style:text-properties officeooo:rsid="00561ef7"/>
    </style:style>
    <style:style style:name="T31" style:family="text">
      <style:text-properties officeooo:rsid="006256f8"/>
    </style:style>
    <style:style style:name="T32" style:family="text">
      <style:text-properties officeooo:rsid="00626eee"/>
    </style:style>
    <style:style style:name="T33" style:family="text">
      <style:text-properties officeooo:rsid="00645172"/>
    </style:style>
    <style:style style:name="T34" style:family="text">
      <style:text-properties officeooo:rsid="006965fe"/>
    </style:style>
    <style:style style:name="T35" style:family="text">
      <style:text-properties officeooo:rsid="00470150"/>
    </style:style>
    <style:style style:name="T36" style:family="text">
      <style:text-properties officeooo:rsid="006e6bfa"/>
    </style:style>
    <style:style style:name="T37" style:family="text">
      <style:text-properties officeooo:rsid="0075ab86"/>
    </style:style>
    <style:style style:name="T38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993849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bb5a88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8b1fa7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8e0302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431c59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9144f9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925810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text-underline-style="none" fo:font-weight="normal" officeooo:rsid="00927eba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style:text-underline-style="none" fo:font-weight="normal" officeooo:rsid="00a68586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style:text-underline-style="none" fo:font-weight="normal" officeooo:rsid="00a6d297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style:text-underline-style="none" fo:font-weight="normal" officeooo:rsid="00a74ad0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style:text-underline-style="none" fo:font-weight="normal" officeooo:rsid="00ad1dc1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font-style="normal" style:text-underline-style="none" fo:font-weight="normal" officeooo:rsid="008c1595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2pt" fo:font-style="normal" style:text-underline-style="none" fo:font-weight="normal" officeooo:rsid="00820e8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2pt" fo:font-style="normal" style:text-underline-style="none" fo:font-weight="normal" officeooo:rsid="00852cea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2pt" fo:font-style="normal" style:text-underline-style="none" fo:font-weight="normal" officeooo:rsid="008d125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2pt" fo:font-style="normal" style:text-underline-style="none" fo:font-weight="normal" officeooo:rsid="008de1a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Times New Roman" fo:font-size="12pt" fo:font-style="normal" style:text-underline-style="none" fo:font-weight="normal" officeooo:rsid="008ee319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Times New Roman" fo:font-size="12pt" fo:font-style="normal" style:text-underline-style="none" fo:font-weight="normal" officeooo:rsid="0090a92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Times New Roman" fo:font-size="12pt" fo:font-weight="normal" officeooo:rsid="00993849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fo:font-weight="normal" officeooo:rsid="00bb5a88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fo:font-style="italic" style:text-underline-style="none" fo:font-weight="normal" officeooo:rsid="0090a719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font-name="Times New Roman" fo:font-size="12pt" fo:font-style="italic" style:text-underline-style="none" fo:font-weight="normal" officeooo:rsid="007a2866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officeooo:rsid="007a2866"/>
    </style:style>
    <style:style style:name="T83" style:family="text">
      <style:text-properties officeooo:rsid="007bd9fc"/>
    </style:style>
    <style:style style:name="T84" style:family="text">
      <style:text-properties officeooo:rsid="007be473"/>
    </style:style>
    <style:style style:name="T85" style:family="text">
      <style:text-properties officeooo:rsid="007d8aa7"/>
    </style:style>
    <style:style style:name="T86" style:family="text">
      <style:text-properties officeooo:rsid="00825097"/>
    </style:style>
    <style:style style:name="T87" style:family="text">
      <style:text-properties officeooo:rsid="0083c586"/>
    </style:style>
    <style:style style:name="T88" style:family="text">
      <style:text-properties officeooo:rsid="008720c4"/>
    </style:style>
    <style:style style:name="T89" style:family="text">
      <style:text-properties officeooo:rsid="0090a719"/>
    </style:style>
    <style:style style:name="T90" style:family="text">
      <style:text-properties officeooo:rsid="00916307"/>
    </style:style>
    <style:style style:name="T91" style:family="text">
      <style:text-properties officeooo:rsid="00925810"/>
    </style:style>
    <style:style style:name="T92" style:family="text">
      <style:text-properties officeooo:rsid="009275ef"/>
    </style:style>
    <style:style style:name="T93" style:family="text">
      <style:text-properties officeooo:rsid="00953e3b"/>
    </style:style>
    <style:style style:name="T94" style:family="text">
      <style:text-properties officeooo:rsid="00983e3a"/>
    </style:style>
    <style:style style:name="T95" style:family="text">
      <style:text-properties officeooo:rsid="0098dbb6"/>
    </style:style>
    <style:style style:name="T96" style:family="text">
      <style:text-properties officeooo:rsid="009931fd"/>
    </style:style>
    <style:style style:name="T97" style:family="text">
      <style:text-properties officeooo:rsid="009a3e1e"/>
    </style:style>
    <style:style style:name="T98" style:family="text">
      <style:text-properties officeooo:rsid="009a61c4"/>
    </style:style>
    <style:style style:name="T99" style:family="text">
      <style:text-properties officeooo:rsid="009ba683"/>
    </style:style>
    <style:style style:name="T100" style:family="text">
      <style:text-properties officeooo:rsid="009d1c18"/>
    </style:style>
    <style:style style:name="T101" style:family="text">
      <style:text-properties officeooo:rsid="009f7ec6"/>
    </style:style>
    <style:style style:name="T102" style:family="text">
      <style:text-properties officeooo:rsid="00a34702"/>
    </style:style>
    <style:style style:name="T103" style:family="text">
      <style:text-properties officeooo:rsid="00a52e16"/>
    </style:style>
    <style:style style:name="T104" style:family="text">
      <style:text-properties officeooo:rsid="00a8a730"/>
    </style:style>
    <style:style style:name="T105" style:family="text">
      <style:text-properties officeooo:rsid="0085e630"/>
    </style:style>
    <style:style style:name="T106" style:family="text">
      <style:text-properties officeooo:rsid="00ab3bc9"/>
    </style:style>
    <style:style style:name="T107" style:family="text">
      <style:text-properties officeooo:rsid="00acd713"/>
    </style:style>
    <style:style style:name="T108" style:family="text">
      <style:text-properties officeooo:rsid="00add8d9"/>
    </style:style>
    <style:style style:name="T109" style:family="text">
      <style:text-properties officeooo:rsid="0081292a"/>
    </style:style>
    <style:style style:name="T110" style:family="text">
      <style:text-properties officeooo:rsid="0066ac7d"/>
    </style:style>
    <style:style style:name="T111" style:family="text">
      <style:text-properties officeooo:rsid="00af0d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36">Terminología Especializada en </text:span><text:span text:style-name="T8">Económica y Mercados Bursátiles</text:span></text:p>
          </table:table-cell>
        </table:table-row>
        <table:table-row>
          <table:table-cell table:style-name="Table1.A1" office:value-type="string">
            <text:p text:style-name="P8">Program <text:span text:style-name="T18">and </text:span><text:span text:style-name="T9">Track</text:span>:</text:p>
          </table:table-cell>
          <table:table-cell table:style-name="Table1.A1" office:value-type="string">
            <text:p text:style-name="P5"><text:span text:style-name="T10">I</text:span><text:span text:style-name="T5">nterpretación y Traduccíon: </text:span><text:span text:style-name="T1">5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52<text:span text:style-name="T100">2</text:span></text:p>
          </table:table-cell>
        </table:table-row>
        <table:table-row>
          <table:table-cell table:style-name="Table1.A1" office:value-type="string">
            <text:p text:style-name="P24">Cohort ID:</text:p>
          </table:table-cell>
          <table:table-cell table:style-name="Table1.A1" office:value-type="string">
            <text:p text:style-name="P12">5<text:span text:style-name="T7">A</text:span></text:p>
          </table:table-cell>
        </table:table-row>
      </table:table>
      <text:p text:style-name="P2"/>
      <text:p text:style-name="P50">Description</text:p>
      <text:p text:style-name="P18">This course provides the <text:span text:style-name="T11">modern </text:span>foundations for linguistic translation in the field of <text:span text:style-name="T22">economics</text:span> <text:span text:style-name="T11">with a focus on </text:span><text:span text:style-name="T22">the </text:span><text:span text:style-name="T7">vocabulary and </text:span><text:span text:style-name="T22">documents common </text:span><text:span text:style-name="T7">in </text:span><text:span text:style-name="T6">the </text:span><text:span text:style-name="T23">fiscal </text:span><text:span text:style-name="T7">evaluation</text:span><text:span text:style-name="T23"> </text:span><text:span text:style-name="T7">of</text:span><text:span text:style-name="T24"> banks</text:span><text:span text:style-name="T22">, </text:span><text:span text:style-name="T101">business firms</text:span><text:span text:style-name="T23">, and </text:span><text:span text:style-name="T6">the</text:span><text:span text:style-name="T34"> </text:span>s<text:span text:style-name="T11">tock market. <text:s/></text:span><text:span text:style-name="T13">The </text:span><text:span text:style-name="T101">additional </text:span><text:span text:style-name="T14">professional </text:span><text:span text:style-name="T13">translational mapping tools </text:span><text:span text:style-name="T14">developed in this course will </text:span><text:span text:style-name="T16">be specific </text:span><text:span text:style-name="T14">to </text:span><text:span text:style-name="T13">Spanish and English translation</text:span><text:span text:style-name="T14">s</text:span><text:span text:style-name="T13">, although such tools </text:span><text:span text:style-name="T16">and methodologies </text:span><text:span text:style-name="T13">can readily be extended </text:span><text:span text:style-name="T17">to</text:span><text:span text:style-name="T14"> </text:span><text:span text:style-name="T15">the translation of</text:span><text:span text:style-name="T13"> other languages. </text:span></text:p>
      <text:p text:style-name="P18"/>
      <text:p text:style-name="P20"><text:span text:style-name="T12">Major </text:span><text:span text:style-name="T82">topics</text:span><text:span text:style-name="T16"> of</text:span><text:span text:style-name="T12"> the course will include: </text:span></text:p>
      <text:p text:style-name="P21"><text:span text:style-name="T82">I. <text:tab/></text:span><text:span text:style-name="T39">Foundations of </text:span><text:span text:style-name="T40">Economics</text:span></text:p>
      <text:p text:style-name="P21"><text:span text:style-name="T41">II. <text:tab/>Elements of Academic </text:span><text:span text:style-name="T64">Work</text:span></text:p>
      <text:p text:style-name="P49"><text:span text:style-name="T38">III. <text:tab/></text:span><text:span text:style-name="T50">Elements of </text:span><text:span text:style-name="T44">Professional </text:span><text:span text:style-name="T45">Consulting</text:span></text:p>
      <text:p text:style-name="P49"><text:span text:style-name="T53">IV.</text:span><text:span text:style-name="T50"> <text:s/><text:tab/>AI-Powered Translation</text:span></text:p>
      <text:p text:style-name="P49"><text:span text:style-name="T56">V. <text:s/><text:tab/></text:span><text:span text:style-name="T41">Major Elements of the Macro-economy</text:span></text:p>
      <text:p text:style-name="P21"><text:span text:style-name="T41">V</text:span><text:span text:style-name="T61">I</text:span><text:span text:style-name="T41">. <text:tab/>Interpretation and Translation of Economic Documents</text:span></text:p>
      <text:p text:style-name="P21"><text:span text:style-name="T41">V</text:span><text:span text:style-name="T61">II</text:span><text:span text:style-name="T41">. <text:tab/></text:span><text:span text:style-name="T63">Selected Topics in </text:span><text:span text:style-name="T41">Contemporary Economics</text:span></text:p>
      <text:p text:style-name="P20"><text:tab/><text:span text:style-name="T93">VIII. <text:tab/></text:span><text:span text:style-name="T102">Vocabulary </text:span><text:span text:style-name="T104">Building</text:span></text:p>
      <text:p text:style-name="P3"/>
      <text:p text:style-name="P50">Scope <text:span text:style-name="T7">and </text:span><text:span text:style-name="T86">General </text:span><text:span text:style-name="T7">Sequence</text:span></text:p>
      <text:p text:style-name="P51"><text:span text:style-name="T83">I</text:span>. <text:s/><text:span text:style-name="T78">Foundations of </text:span><text:span text:style-name="T79">Economics</text:span></text:p>
      <text:p text:style-name="P33"><text:span text:style-name="T40"><text:tab/></text:span><text:span text:style-name="T54">1. </text:span><text:span text:style-name="T55">Axioms, Theorems, and Corollaries</text:span></text:p>
      <text:p text:style-name="P33"><text:span text:style-name="T75"><text:tab/><text:tab/>1.1 </text:span><text:span text:style-name="T70">S</text:span><text:span text:style-name="T71">carcity</text:span></text:p>
      <text:p text:style-name="P33"><text:span text:style-name="T70"><text:tab/><text:tab/></text:span><text:span text:style-name="T75">1.2 <text:s/>Choice and </text:span><text:span text:style-name="T70">Opportunity Costs</text:span></text:p>
      <text:p text:style-name="P33"><text:span text:style-name="T70"><text:tab/><text:tab/></text:span><text:span text:style-name="T75">1.3 Inequalities</text:span></text:p>
      <text:p text:style-name="P32"><text:span text:style-name="T71"><text:tab/></text:span><text:span text:style-name="T70">2. Economic </text:span><text:span text:style-name="T73">S</text:span><text:span text:style-name="T70">ystems</text:span></text:p>
      <text:p text:style-name="P32"><text:span text:style-name="T70"><text:tab/><text:tab/></text:span><text:span text:style-name="T73">2.1 T</text:span><text:span text:style-name="T72">raditional</text:span></text:p>
      <text:p text:style-name="P32"><text:span text:style-name="T72"><text:tab/><text:tab/></text:span><text:span text:style-name="T73">2.2 C</text:span><text:span text:style-name="T72">entrally-controlled</text:span></text:p>
      <text:p text:style-name="P32"><text:span text:style-name="T72"><text:tab/><text:tab/></text:span><text:span text:style-name="T73">2.3 M</text:span><text:span text:style-name="T72">arket-</text:span><text:span text:style-name="T70">based</text:span></text:p>
      <text:p text:style-name="P32"><text:span text:style-name="T70"><text:tab/><text:tab/><text:tab/></text:span><text:span text:style-name="T77">2.3.1 Perfect Competition</text:span></text:p>
      <text:p text:style-name="P32"><text:span text:style-name="T70"><text:tab/><text:tab/><text:tab/></text:span><text:span text:style-name="T77">2.3.2 Monopolies</text:span></text:p>
      <text:p text:style-name="P58"><text:tab/><text:tab/><text:tab/>2.3.3 Imperfect Competition</text:p>
      <text:p text:style-name="P31"><text:span text:style-name="T70"><text:tab/>3. </text:span><text:span text:style-name="T74">Economic Entities</text:span></text:p>
      <text:p text:style-name="P34"><text:span text:style-name="T74"><text:tab/><text:tab/></text:span><text:span text:style-name="T76">3.1 Households</text:span></text:p>
      <text:p text:style-name="P59"><text:tab/><text:tab/>3.2 Production Centers</text:p>
      <text:p text:style-name="P59"><text:tab/><text:tab/>3.3 Government</text:p>
      <text:p text:style-name="P59"><text:tab/>4. Economic Resources and Flows</text:p>
      <text:p text:style-name="P34"><text:span text:style-name="T76"><text:tab/><text:tab/>4.1 </text:span><text:span text:style-name="T73">Energy</text:span></text:p>
      <text:p text:style-name="P34"><text:span text:style-name="T73"><text:tab/><text:tab/></text:span><text:span text:style-name="T76">4.2 </text:span><text:span text:style-name="T73">Materials</text:span></text:p>
      <text:p text:style-name="P34"><text:span text:style-name="T73"><text:tab/><text:tab/></text:span><text:span text:style-name="T76">4.3 </text:span><text:span text:style-name="T73">Mone</text:span><text:span text:style-name="T76">y</text:span></text:p>
      <text:p text:style-name="P28"/>
      <text:p text:style-name="P52"><text:soft-page-break/><text:span text:style-name="T83">II</text:span>. <text:span text:style-name="T41">Elements of Academic </text:span><text:span text:style-name="T45">Work</text:span></text:p>
      <text:p text:style-name="P29"><text:tab/><text:span text:style-name="T84">1</text:span>. <text:s/>The Elements of Style in Professional Writing</text:p>
      <text:p text:style-name="P35"><text:span text:style-name="T84"><text:tab/>1.1 APA </text:span><text:span text:style-name="T85">S</text:span><text:span text:style-name="T84">tyl</text:span><text:span text:style-name="T85">e</text:span></text:p>
      <text:p text:style-name="P35"><text:tab/><text:span text:style-name="T84">1.2 <text:s/></text:span><text:span text:style-name="T19">Strunk and White’</text:span><text:span text:style-name="T20">s. “Elements of Style”</text:span></text:p>
      <text:p text:style-name="P40"><text:tab/><text:tab/><text:span text:style-name="T84">1.3 </text:span><text:s/>Developing a <text:span text:style-name="T103">Professional</text:span> Voice</text:p>
      <text:p text:style-name="P41"><text:tab/><text:span text:style-name="T85">2</text:span>. <text:s/>Review of Essential English Grammar</text:p>
      <text:p text:style-name="P39"><text:tab/><text:span text:style-name="T85">2</text:span>.1 <text:s/>Murphy’s, “English Grammar in Use”</text:p>
      <text:p text:style-name="P39"><text:span text:style-name="T41"><text:tab/></text:span><text:span text:style-name="T43">2</text:span><text:span text:style-name="T41">.2 <text:s/></text:span><text:span text:style-name="T42">The Yale Graduate Writing Center</text:span></text:p>
      <text:p text:style-name="P69"><text:span text:style-name="T42">3. </text:span><text:span text:style-name="T69">Constructing </text:span><text:span text:style-name="T38">Critique</text:span><text:span text:style-name="T69">s</text:span></text:p>
      <text:p text:style-name="P60"/>
      <text:p text:style-name="P53"><text:span text:style-name="T50">III <text:s/>Elements of </text:span><text:span text:style-name="T44">Professional </text:span><text:span text:style-name="T45">Consulting</text:span></text:p>
      <text:p text:style-name="P28"><text:span text:style-name="T41"><text:tab/></text:span><text:span text:style-name="T50">1</text:span><text:span text:style-name="T44">. </text:span><text:span text:style-name="T46">Quality Assurance / Quality Control (QA/QC)</text:span></text:p>
      <text:p text:style-name="P30"><text:span text:style-name="T44"><text:tab/><text:tab/></text:span><text:span text:style-name="T50">1</text:span><text:span text:style-name="T45">.1 Quality Management Systems (QMS): ISO 9001</text:span></text:p>
      <text:p text:style-name="P42"><text:span text:style-name="T44"><text:tab/><text:tab/></text:span><text:span text:style-name="T50">1</text:span><text:span text:style-name="T45">.2 </text:span><text:span text:style-name="T46">Records Management: ISO 15489</text:span></text:p>
      <text:p text:style-name="P43"><text:span text:style-name="T44"><text:tab/></text:span><text:span text:style-name="T50">2</text:span><text:span text:style-name="T47">. </text:span><text:span text:style-name="T48"><text:s/></text:span><text:span text:style-name="T59">Document </text:span><text:span text:style-name="T48">Version Control Systems (V</text:span><text:span text:style-name="T49">CSs</text:span><text:span text:style-name="T48">)</text:span></text:p>
      <text:p text:style-name="P43"><text:span text:style-name="T48"><text:tab/><text:tab/></text:span><text:span text:style-name="T50">2</text:span><text:span text:style-name="T47">.1 </text:span><text:span text:style-name="T48">Git</text:span></text:p>
      <text:p text:style-name="P43"><text:span text:style-name="T48"><text:tab/><text:tab/></text:span><text:span text:style-name="T50">2</text:span><text:span text:style-name="T47">.2 GitHub</text:span></text:p>
      <text:p text:style-name="P46"><text:span text:style-name="T44"><text:tab/>3. </text:span><text:span text:style-name="T38">Marron’s Tips for Successful Consulting</text:span></text:p>
      <text:p text:style-name="P62"><text:tab/><text:tab/>3.1 <text:s/>Clients</text:p>
      <text:p text:style-name="P62"><text:tab/><text:tab/>3.2 <text:s/>Deliverables</text:p>
      <text:p text:style-name="P62"><text:tab/><text:tab/>3.3 Transmittal Letters</text:p>
      <text:p text:style-name="P61"/>
      <text:p text:style-name="P54"><text:span text:style-name="T53">IV.</text:span><text:span text:style-name="T50"> <text:s/>AI-Powered Translation</text:span></text:p>
      <text:p text:style-name="P45"><text:span text:style-name="T44"><text:tab/></text:span><text:span text:style-name="T53">1. </text:span><text:span text:style-name="T51">Professional Translators in the 21</text:span><text:span text:style-name="T21">st</text:span><text:span text:style-name="T51"> century</text:span></text:p>
      <text:p text:style-name="P45"><text:span text:style-name="T51"><text:tab/><text:tab/></text:span><text:span text:style-name="T53">1.1 </text:span><text:span text:style-name="T52">Current Research</text:span></text:p>
      <text:p text:style-name="P45"><text:span text:style-name="T52"><text:tab/><text:tab/></text:span><text:span text:style-name="T53">1.2 </text:span><text:span text:style-name="T52">Realities</text:span></text:p>
      <text:p text:style-name="P45"><text:span text:style-name="T52"><text:tab/>2. </text:span><text:span text:style-name="T53">AI</text:span></text:p>
      <text:p text:style-name="P45"><text:span text:style-name="T53"><text:tab/><text:tab/>2.1 </text:span><text:span text:style-name="T52">Machine Learning</text:span></text:p>
      <text:p text:style-name="P45"><text:span text:style-name="T52"><text:tab/><text:tab/></text:span><text:span text:style-name="T53">2.2 </text:span><text:span text:style-name="T52">Large Language Models (LLMs)</text:span></text:p>
      <text:p text:style-name="P45"><text:span text:style-name="T52"><text:tab/><text:tab/></text:span><text:span text:style-name="T53">2.3 Generative Pre-Trained Transformers (GPTs)</text:span></text:p>
      <text:p text:style-name="P44"><text:span text:style-name="T87">3. </text:span><text:s/><text:span text:style-name="T87">The Tools</text:span></text:p>
      <text:p text:style-name="P44"><text:span text:style-name="T87"><text:tab/>3.</text:span><text:span text:style-name="T88">1</text:span><text:span text:style-name="T87"> Python</text:span></text:p>
      <text:p text:style-name="P44"><text:span text:style-name="T87"><text:tab/>3.2 </text:span><text:span text:style-name="T33">Application Programmer Interfaces (</text:span><text:span text:style-name="T35">APIs</text:span><text:span text:style-name="T33">)</text:span></text:p>
      <text:p text:style-name="P44"><text:span text:style-name="T87"><text:tab/>3.3 </text:span><text:span text:style-name="T33">Software Development Kits (</text:span><text:span text:style-name="T35">SDKs</text:span><text:span text:style-name="T33">)</text:span></text:p>
      <text:p text:style-name="P72"><text:span text:style-name="T80"/></text:p>
      <text:p text:style-name="P72"><text:span text:style-name="T80">V. <text:s/></text:span><text:span text:style-name="T81">Major Elements of the Macro-economy</text:span></text:p>
      <text:p text:style-name="P36">1. <text:s/><text:span text:style-name="T25">Banks</text:span></text:p>
      <text:p text:style-name="P37"><text:span text:style-name="T89"><text:tab/>1.1 </text:span><text:span text:style-name="T90">Legalities</text:span></text:p>
      <text:p text:style-name="P37"><text:span text:style-name="T89"><text:tab/></text:span><text:span text:style-name="T90">1.2 </text:span><text:span text:style-name="T89">Central Banks</text:span></text:p>
      <text:p text:style-name="P36"><text:span text:style-name="T89"><text:tab/>1.</text:span><text:span text:style-name="T90">3</text:span><text:span text:style-name="T89"> Commercial Banks</text:span></text:p>
      <text:p text:style-name="P36"><text:span text:style-name="T89"><text:tab/>1.</text:span><text:span text:style-name="T90">4</text:span><text:span text:style-name="T89"> Development Banks</text:span></text:p>
      <text:p text:style-name="P36"><text:span text:style-name="T89"><text:tab/>1.</text:span><text:span text:style-name="T90">5</text:span><text:span text:style-name="T89"> Savings and loan associations</text:span></text:p>
      <text:p text:style-name="P36"><text:span text:style-name="T89"><text:tab/>1.</text:span><text:span text:style-name="T90">6 </text:span><text:span text:style-name="T89">Credit Unions</text:span></text:p>
      <text:p text:style-name="P36"/>
      <text:p text:style-name="P36"/>
      <text:p text:style-name="P47"><text:soft-page-break/>2. <text:span text:style-name="T57">Stock Markets</text:span></text:p>
      <text:p text:style-name="P47"><text:span text:style-name="T57"><text:tab/></text:span><text:span text:style-name="T58">2.1 </text:span><text:span text:style-name="T59">Stock Markets and </text:span><text:span text:style-name="T58">Economic Growth</text:span></text:p>
      <text:p text:style-name="P63"><text:tab/>2.2 <text:s/>Shares, Bonds, Securities, Derivatives</text:p>
      <text:p text:style-name="P63"><text:tab/>2.3 <text:s/>World Stock Exchanges</text:p>
      <text:p text:style-name="P63"><text:tab/>2.4 The BMV (Bolsa Mexicano de Valores)</text:p>
      <text:p text:style-name="P63"><text:tab/>2.5 Preventing Stock Market Manipulations</text:p>
      <text:p text:style-name="P63"><text:tab/><text:tab/>2.5.1 <text:s/>The Comisión Nacional Bancaria y de Valores (CNBV)</text:p>
      <text:p text:style-name="P89"><text:span text:style-name="T38"><text:tab/><text:tab/>2.5.2 <text:s/>The Securities Exchange Commision (SEC)</text:span></text:p>
      <text:p text:style-name="P38"><text:span text:style-name="T89">3.</text:span> <text:span text:style-name="T91">Business Firms</text:span></text:p>
      <text:p text:style-name="P67"><text:tab/>3.1 Legalities</text:p>
      <text:p text:style-name="P67"><text:tab/>3.2 <text:s/>Sole proprietorship</text:p>
      <text:p text:style-name="P68"><text:tab/>3.3 Partnership</text:p>
      <text:p text:style-name="P38"><text:span text:style-name="T91"><text:tab/>3.4 Corporation</text:span><text:span text:style-name="T92">s</text:span></text:p>
      <text:p text:style-name="P68"><text:tab/><text:tab/>3.4.1 Legalities</text:p>
      <text:p text:style-name="P68"><text:tab/><text:tab/>3.4.2 Sociedad Anónima (S.A.)</text:p>
      <text:p text:style-name="P38"><text:tab/><text:tab/><text:span text:style-name="T91">3.4.3 </text:span>Sociedad Anónima de Capital Variable (S.A. de C.V.)</text:p>
      <text:p text:style-name="P36"><text:span text:style-name="T57"><text:tab/><text:tab/></text:span><text:span text:style-name="T60">3.4.4 <text:s/>Simplified Stock Corporation (S.A.S.)</text:span></text:p>
      <text:p text:style-name="P64"><text:tab/><text:tab/>3.4.5 Sociedad de Responsabilidad Limitada (S. de R.L.)</text:p>
      <text:p text:style-name="P65"/>
      <text:p text:style-name="P55"><text:span text:style-name="T41">V</text:span><text:span text:style-name="T61">I</text:span><text:span text:style-name="T41">. Interpretation and Translation of </text:span><text:span text:style-name="T68">Selected </text:span><text:span text:style-name="T41">Economic Documents</text:span></text:p>
      <text:p text:style-name="P19"><text:span text:style-name="T41"><text:tab/></text:span><text:span text:style-name="T61">1, Academic Text</text:span><text:span text:style-name="T62">s</text:span></text:p>
      <text:p text:style-name="P66"><text:tab/>2. Economic Development Strategy and Evaluation Docs</text:p>
      <text:p text:style-name="P66"><text:tab/>3. Economic Performance Docs</text:p>
      <text:p text:style-name="P66"><text:tab/>4. Corporate Reports</text:p>
      <text:p text:style-name="P66"><text:tab/>5. Stock Offerings (Prospectus)</text:p>
      <text:p text:style-name="P19"><text:span text:style-name="T61"><text:tab/>6. </text:span><text:span text:style-name="T62">Journal Articles</text:span></text:p>
      <text:p text:style-name="P28"/>
      <text:p text:style-name="P56"><text:span text:style-name="T41">V</text:span><text:span text:style-name="T61">II</text:span><text:span text:style-name="T41">. </text:span><text:span text:style-name="T63">Selected Topics in </text:span><text:span text:style-name="T41">Contemporary Economics</text:span></text:p>
      <text:p text:style-name="P22"><text:span text:style-name="T41"><text:tab/></text:span><text:span text:style-name="T63">1, </text:span><text:span text:style-name="T65"><text:s/>Literature Review </text:span><text:span text:style-name="T67">and Translation </text:span><text:span text:style-name="T65">in Open-</text:span><text:span text:style-name="T66">S</text:span><text:span text:style-name="T65">ource Journals</text:span></text:p>
      <text:p text:style-name="P71"><text:span text:style-name="T66">1.1 </text:span><text:span text:style-name="T63">The Journal of Economic Structures</text:span></text:p>
      <text:p text:style-name="P71"><text:span text:style-name="T66">1.</text:span><text:span text:style-name="T63">2. Financial Innovation</text:span></text:p>
      <text:p text:style-name="P71"><text:span text:style-name="T66">1.</text:span><text:span text:style-name="T63">3. Oxford Open Economics</text:span></text:p>
      <text:p text:style-name="P28"/>
      <text:p text:style-name="P57">VIII. Vocabulary <text:span text:style-name="T104">Building</text:span></text:p>
      <text:p text:style-name="P48"/>
      <text:p text:style-name="P13"/>
      <text:p text:style-name="P13">Expectations</text:p>
      <text:p text:style-name="P17">Students will be expected to:</text:p>
      <text:list xml:id="list922290761" text:style-name="L1">
        <text:list-item>
          <text:p text:style-name="P74">Attend all classes on time</text:p>
        </text:list-item>
        <text:list-item>
          <text:p text:style-name="P74">Be prepared to take notes and access materials on-line</text:p>
        </text:list-item>
        <text:list-item>
          <text:p text:style-name="P74">Participate in all class activities, including discussions and presentations</text:p>
        </text:list-item>
        <text:list-item>
          <text:p text:style-name="P75">Complete all assignments <text:span text:style-name="T111">and </text:span>exam<text:span text:style-name="T111">s</text:span></text:p>
        </text:list-item>
      </text:list>
      <text:p text:style-name="P27"/>
      <text:p text:style-name="P27"/>
      <text:p text:style-name="P27"/>
      <text:p text:style-name="P13"><text:soft-page-break/>Exit Criteria</text:p>
      <text:p text:style-name="P6"><text:span text:style-name="T26">Upon the successful completion of the course the student will </text:span><text:span text:style-name="T27">be able to:</text:span></text:p>
      <text:list xml:id="list3055480881" text:style-name="L2">
        <text:list-item>
          <text:p text:style-name="P78">Demonstrate a <text:span text:style-name="T94">solid </text:span>understanding of the <text:span text:style-name="T94">theoretical foundations of economics as well as a basic understanding of economic systems, economic entities, and economic flows</text:span></text:p>
        </text:list-item>
        <text:list-item>
          <text:p text:style-name="P79">Demonstrate a solid understanding of <text:span text:style-name="T29">English grammatical structures and stylistic elements </text:span><text:span text:style-name="T100">useful for professional writing</text:span></text:p>
        </text:list-item>
        <text:list-item>
          <text:p text:style-name="P80">Demonstrate a solid understanding of <text:span text:style-name="T95">document management and QA/QC as well as other elements of professional consulting</text:span></text:p>
        </text:list-item>
        <text:list-item>
          <text:p text:style-name="P81">Demonstrate <text:span text:style-name="T28">a </text:span><text:span text:style-name="T98">basic </text:span><text:span text:style-name="T28">understanding of </text:span>AI-powered translation and the use of LLMs via APIs</text:p>
        </text:list-item>
        <text:list-item>
          <text:p text:style-name="P82"><text:span text:style-name="T28">Demonstrate a </text:span><text:span text:style-name="T98">solid</text:span><text:span text:style-name="T28"> understanding of the </text:span><text:span text:style-name="T96">m</text:span>ajor <text:span text:style-name="T96">e</text:span>lements of the <text:span text:style-name="T96">m</text:span>acro-economy <text:span text:style-name="T96">including </text:span><text:span text:style-name="T28">banks, stock markets, </text:span><text:span text:style-name="T96">and business fir</text:span><text:span text:style-name="T97">ms</text:span></text:p>
        </text:list-item>
        <text:list-item>
          <text:p text:style-name="P83"><text:span text:style-name="T30">Analyze, evaluate, </text:span><text:span text:style-name="T97">and translate </text:span><text:span text:style-name="T32">a variety of </text:span><text:span text:style-name="T99">different types of </text:span><text:span text:style-name="T97">texts </text:span><text:span text:style-name="T31">relevant to </text:span><text:span text:style-name="T97">economic </text:span><text:span text:style-name="T98">theory and analysis</text:span></text:p>
        </text:list-item>
        <text:list-item>
          <text:p text:style-name="P84"><text:span text:style-name="T108">Analyze, evaluate, </text:span><text:span text:style-name="T111">and translate journal articles in </text:span><text:span text:style-name="T105">contemporary </text:span>economics</text:p>
        </text:list-item>
        <text:list-item>
          <text:p text:style-name="P77"><text:span text:style-name="T109">Design, develop, and implement personal dictionaries for the translation of specialized terminology </text:span><text:span text:style-name="T110">in</text:span><text:span text:style-name="T98"> modern economics</text:span></text:p>
        </text:list-item>
        <text:list-item>
          <text:p text:style-name="P85">Produce professional-quality deliverables</text:p>
        </text:list-item>
      </text:list>
      <text:p text:style-name="P23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37">Interim </text:span>Evaluations <text:span text:style-name="T104">(Partials)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P26"/>
          </table:table-cell>
        </table:table-row>
        <table:table-row>
          <table:table-cell table:style-name="Table2.A1" office:value-type="string">
            <text:p text:style-name="P16">Daily Work and Participation<text:tab/></text:p>
          </table:table-cell>
          <table:table-cell table:style-name="Table2.A1" office:value-type="string">
            <text:p text:style-name="P25">10%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16"><text:span text:style-name="T104">1P</text:span><text:tab/></text:p>
          </table:table-cell>
          <table:table-cell table:style-name="Table2.A1" office:value-type="string">
            <text:p text:style-name="P25"><text:span text:style-name="T104">25 </text:span>%</text:p>
          </table:table-cell>
        </table:table-row>
        <table:table-row>
          <table:table-cell table:style-name="Table2.A1" office:value-type="string">
            <text:p text:style-name="P25">Homework</text:p>
          </table:table-cell>
          <table:table-cell table:style-name="Table2.A1" office:value-type="string">
            <text:p text:style-name="P25">60 %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70">2P</text:p>
          </table:table-cell>
          <table:table-cell table:style-name="Table2.A1" office:value-type="string">
            <text:p text:style-name="P25"><text:span text:style-name="T104">25 </text:span>%</text:p>
          </table:table-cell>
        </table:table-row>
        <table:table-row>
          <table:table-cell table:style-name="Table2.A1" office:value-type="string">
            <text:p text:style-name="P25">Interim Exam</text:p>
          </table:table-cell>
          <table:table-cell table:style-name="Table2.A1" office:value-type="string">
            <text:p text:style-name="P25">30%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70">3P</text:p>
          </table:table-cell>
          <table:table-cell table:style-name="Table2.A1" office:value-type="string">
            <text:p text:style-name="P25"><text:span text:style-name="T104">25 </text:span>%</text:p>
          </table:table-cell>
        </table:table-row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25">Final Exam</text:p>
          </table:table-cell>
          <table:table-cell table:style-name="Table2.A1" office:value-type="string">
            <text:p text:style-name="P25"><text:span text:style-name="T104">25</text:span> 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MP2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MP3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ad1dc1" style:font-weight-asian="bold" style:font-weight-complex="bold"/>
    </style:style>
    <style:style style:name="MT3" style:family="text">
      <style:text-properties fo:font-weight="bold" officeooo:rsid="001e14a6" style:font-weight-asian="bold" style:font-weight-complex="bold"/>
    </style:style>
    <style:style style:name="MT4" style:family="text">
      <style:text-properties fo:font-weight="bold" officeooo:rsid="009d1c18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Marron<text:span text:style-name="MT1"> </text:span><text:span text:style-name="MT2">I</text:span><text:span text:style-name="MT3">T052</text:span><text:span text:style-name="MT4">2</text:span></text:p>
        <text:p text:style-name="MP2">UTECA 25-3</text:p>
        <text:p text:style-name="MP3">Page <text:page-number text:select-page="current">4</text:page-number><text:s/>of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3T20:56:27.891328029</dc:date>
    <meta:editing-duration>PT11H54M10S</meta:editing-duration>
    <meta:editing-cycles>115</meta:editing-cycles>
    <meta:generator>LibreOffice/7.3.7.2$Linux_X86_64 LibreOffice_project/30$Build-2</meta:generator>
    <meta:document-statistic meta:table-count="2" meta:image-count="1" meta:object-count="0" meta:page-count="4" meta:paragraph-count="147" meta:word-count="744" meta:character-count="5139" meta:non-whitespace-character-count="4402"/>
  </office:meta>
</office:document-meta>
</file>